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rver</text:p>
          </table:table-cell>
          <table:covered-table-cell table:style-name="ce3"/>
          <table:table-cell table:style-name="ce4" office:value-type="string" calcext:value-type="string" table:number-columns-spanned="5" table:number-rows-spanned="1">
            <text:p>AWS d2.xlarge N.California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Bloom Filter Level</text:p>
          </table:table-cell>
          <table:covered-table-cell table:style-name="ce3"/>
          <table:table-cell table:style-name="ce4" office:value-type="float" office:value="10" calcext:value-type="float" table:number-columns-spanned="5" table:number-rows-spanned="1">
            <text:p>10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ataset</text:p>
          </table:table-cell>
          <table:covered-table-cell table:style-name="ce3"/>
          <table:table-cell table:style-name="ce4" office:value-type="string" calcext:value-type="string" table:number-columns-spanned="5" table:number-rows-spanned="1">
            <text:p>EBD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Bloom Filter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Failed Requests</text:p>
          </table:table-cell>
          <table:table-cell table:style-name="ce2" office:value-type="string" calcext:value-type="string">
            <text:p>Delayed</text:p>
          </table:table-cell>
          <table:table-cell table:number-columns-repeated="2" table:style-name="ce2" office:value-type="string" calcext:value-type="string">
            <text:p>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5]/[.C5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6]/[.C6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7]/[.C7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/[.C8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.0565553" calcext:value-type="float">
            <text:p>2.0565553</text:p>
          </table:table-cell>
          <table:table-cell table:formula="of:=([.E9]/[.C9])*100" office:value-type="float" office:value="2.05655526992288" calcext:value-type="float">
            <text:p>2.0565552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0.474138" calcext:value-type="float">
            <text:p>20.474138</text:p>
          </table:table-cell>
          <table:table-cell table:formula="of:=([.E10]/[.C10])*100" office:value-type="float" office:value="20.4741379310345" calcext:value-type="float">
            <text:p>20.474137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81.61732" calcext:value-type="float">
            <text:p>81.61732</text:p>
          </table:table-cell>
          <table:table-cell table:formula="of:=([.E11]/[.C11])*100" office:value-type="float" office:value="81.6173221387539" calcext:value-type="float">
            <text:p>81.6173221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3" calcext:value-type="float">
            <text:p>923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33.05347" calcext:value-type="float">
            <text:p>33.05347</text:p>
          </table:table-cell>
          <table:table-cell table:formula="of:=([.E12]/[.C12])*100" office:value-type="float" office:value="55.8208955223881" calcext:value-type="float">
            <text:p>55.8208955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83.45689" calcext:value-type="float">
            <text:p>83.45689</text:p>
          </table:table-cell>
          <table:table-cell table:formula="of:=([.E13]/[.C13])*100" office:value-type="float" office:value="83.4568864611783" calcext:value-type="float">
            <text:p>83.4568864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5" calcext:value-type="float">
            <text:p>1075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7.807255" calcext:value-type="float">
            <text:p>37.807255</text:p>
          </table:table-cell>
          <table:table-cell table:formula="of:=([.E14]/[.C14])*100" office:value-type="float" office:value="65.1209677419355" calcext:value-type="float">
            <text:p>65.1209677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85.92965" calcext:value-type="float">
            <text:p>85.92965</text:p>
          </table:table-cell>
          <table:table-cell table:formula="of:=([.E15]/[.C15])*100" office:value-type="float" office:value="85.929648241206" calcext:value-type="float">
            <text:p>85.9296482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9" calcext:value-type="float">
            <text:p>1159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42.82125" calcext:value-type="float">
            <text:p>42.82125</text:p>
          </table:table-cell>
          <table:table-cell table:formula="of:=([.E16]/[.C16])*100" office:value-type="float" office:value="73.3251382913337" calcext:value-type="float">
            <text:p>73.3251382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87.12651" calcext:value-type="float">
            <text:p>87.12651</text:p>
          </table:table-cell>
          <table:table-cell table:formula="of:=([.E17]/[.C17])*100" office:value-type="float" office:value="87.1265098537826" calcext:value-type="float">
            <text:p>87.1265098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8" calcext:value-type="float">
            <text:p>1358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43.006992" calcext:value-type="float">
            <text:p>43.006992</text:p>
          </table:table-cell>
          <table:table-cell table:formula="of:=([.E18]/[.C18])*100" office:value-type="float" office:value="75.6711409395973" calcext:value-type="float">
            <text:p>75.6711409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92.812325" calcext:value-type="float">
            <text:p>92.812325</text:p>
          </table:table-cell>
          <table:table-cell table:formula="of:=([.E19]/[.C19])*100" office:value-type="float" office:value="92.81232173417" calcext:value-type="float">
            <text:p>92.81232173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5" calcext:value-type="float">
            <text:p>1545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46.662865" calcext:value-type="float">
            <text:p>46.662865</text:p>
          </table:table-cell>
          <table:table-cell table:formula="of:=([.E20]/[.C20])*100" office:value-type="float" office:value="83.4268230494646" calcext:value-type="float">
            <text:p>83.42682304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59" calcext:value-type="float">
            <text:p>3859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92.77015" calcext:value-type="float">
            <text:p>92.77015</text:p>
          </table:table-cell>
          <table:table-cell table:formula="of:=([.E21]/[.C21])*100" office:value-type="float" office:value="92.7701477066598" calcext:value-type="float">
            <text:p>92.7701477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48.7432" calcext:value-type="float">
            <text:p>48.7432</text:p>
          </table:table-cell>
          <table:table-cell table:formula="of:=([.E22]/[.C22])*100" office:value-type="float" office:value="87.0833333333333" calcext:value-type="float">
            <text:p>87.08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  <table:table-cell office:value-type="float" office:value="3829" calcext:value-type="float">
            <text:p>3829</text:p>
          </table:table-cell>
          <table:table-cell office:value-type="float" office:value="93.2765" calcext:value-type="float">
            <text:p>93.2765</text:p>
          </table:table-cell>
          <table:table-cell table:formula="of:=([.E23]/[.C23])*100" office:value-type="float" office:value="93.2764920828258" calcext:value-type="float">
            <text:p>93.2764920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2" calcext:value-type="float">
            <text:p>1792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 office:value-type="float" office:value="49.67113" calcext:value-type="float">
            <text:p>49.67113</text:p>
          </table:table-cell>
          <table:table-cell table:formula="of:=([.E24]/[.C24])*100" office:value-type="float" office:value="88.1539126675314" calcext:value-type="float">
            <text:p>88.15391266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office:value-type="float" office:value="3991" calcext:value-type="float">
            <text:p>3991</text:p>
          </table:table-cell>
          <table:table-cell office:value-type="float" office:value="93.46604" calcext:value-type="float">
            <text:p>93.46604</text:p>
          </table:table-cell>
          <table:table-cell table:formula="of:=([.E25]/[.C25])*100" office:value-type="float" office:value="93.4660421545667" calcext:value-type="float">
            <text:p>93.46604215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1" calcext:value-type="float">
            <text:p>1871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office:value-type="float" office:value="49.695553" calcext:value-type="float">
            <text:p>49.695553</text:p>
          </table:table-cell>
          <table:table-cell table:formula="of:=([.E26]/[.C26])*100" office:value-type="float" office:value="88.4535223009587" calcext:value-type="float">
            <text:p>88.453522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93.87486" calcext:value-type="float">
            <text:p>93.87486</text:p>
          </table:table-cell>
          <table:table-cell table:formula="of:=([.E27]/[.C27])*100" office:value-type="float" office:value="93.8748627881449" calcext:value-type="float">
            <text:p>93.8748627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8" calcext:value-type="float">
            <text:p>1988</text:p>
          </table:table-cell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50.274426" calcext:value-type="float">
            <text:p>50.274426</text:p>
          </table:table-cell>
          <table:table-cell table:formula="of:=([.E28]/[.C28])*100" office:value-type="float" office:value="89.2091936112193" calcext:value-type="float">
            <text:p>89.2091936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17" calcext:value-type="float">
            <text:p>6117</text:p>
          </table:table-cell>
          <table:table-cell office:value-type="float" office:value="0" calcext:value-type="float">
            <text:p>0</text:p>
          </table:table-cell>
          <table:table-cell office:value-type="float" office:value="5856" calcext:value-type="float">
            <text:p>5856</text:p>
          </table:table-cell>
          <table:table-cell office:value-type="float" office:value="95.7332" calcext:value-type="float">
            <text:p>95.7332</text:p>
          </table:table-cell>
          <table:table-cell table:formula="of:=([.E29]/[.C29])*100" office:value-type="float" office:value="95.7332025502697" calcext:value-type="float">
            <text:p>95.73320255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39" calcext:value-type="float">
            <text:p>2839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49.256172" calcext:value-type="float">
            <text:p>49.256172</text:p>
          </table:table-cell>
          <table:table-cell table:formula="of:=([.E30]/[.C30])*100" office:value-type="float" office:value="91.9158023184869" calcext:value-type="float">
            <text:p>91.9158023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34" calcext:value-type="float">
            <text:p>3434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51.6851" calcext:value-type="float">
            <text:p>51.6851</text:p>
          </table:table-cell>
          <table:table-cell table:formula="of:=([.E31]/[.C31])*100" office:value-type="float" office:value="93.4368383909668" calcext:value-type="float">
            <text:p>93.4368383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  <table:table-cell office:value-type="float" office:value="7405" calcext:value-type="float">
            <text:p>7405</text:p>
          </table:table-cell>
          <table:table-cell office:value-type="float" office:value="96.356544" calcext:value-type="float">
            <text:p>96.356544</text:p>
          </table:table-cell>
          <table:table-cell table:formula="of:=([.E32]/[.C32])*100" office:value-type="float" office:value="96.3565387117762" calcext:value-type="float">
            <text:p>96.3565387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8" calcext:value-type="float">
            <text:p>6868</text:p>
          </table:table-cell>
          <table:table-cell office:value-type="float" office:value="8502" calcext:value-type="float">
            <text:p>8502</text:p>
          </table:table-cell>
          <table:table-cell office:value-type="float" office:value="0" calcext:value-type="float">
            <text:p>0</text:p>
          </table:table-cell>
          <table:table-cell office:value-type="float" office:value="8396" calcext:value-type="float">
            <text:p>8396</text:p>
          </table:table-cell>
          <table:table-cell office:value-type="float" office:value="54.625893" calcext:value-type="float">
            <text:p>54.625893</text:p>
          </table:table-cell>
          <table:table-cell table:formula="of:=([.E33]/[.C33])*100" office:value-type="float" office:value="98.753234533051" calcext:value-type="float">
            <text:p>98.7532345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70" calcext:value-type="float">
            <text:p>15370</text:p>
          </table:table-cell>
          <table:table-cell office:value-type="float" office:value="0" calcext:value-type="float">
            <text:p>0</text:p>
          </table:table-cell>
          <table:table-cell office:value-type="float" office:value="15257" calcext:value-type="float">
            <text:p>15257</text:p>
          </table:table-cell>
          <table:table-cell office:value-type="float" office:value="99.2648" calcext:value-type="float">
            <text:p>99.2648</text:p>
          </table:table-cell>
          <table:table-cell table:formula="of:=([.E34]/[.C34])*100" office:value-type="float" office:value="99.2648015614834" calcext:value-type="float">
            <text:p>99.26480156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302" calcext:value-type="float">
            <text:p>10302</text:p>
          </table:table-cell>
          <table:table-cell office:value-type="float" office:value="12753" calcext:value-type="float">
            <text:p>12753</text:p>
          </table:table-cell>
          <table:table-cell office:value-type="float" office:value="0" calcext:value-type="float">
            <text:p>0</text:p>
          </table:table-cell>
          <table:table-cell office:value-type="float" office:value="12638" calcext:value-type="float">
            <text:p>12638</text:p>
          </table:table-cell>
          <table:table-cell office:value-type="float" office:value="54.816742" calcext:value-type="float">
            <text:p>54.816742</text:p>
          </table:table-cell>
          <table:table-cell table:formula="of:=([.E35]/[.C35])*100" office:value-type="float" office:value="99.0982513918294" calcext:value-type="float">
            <text:p>99.09825139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3055" calcext:value-type="float">
            <text:p>23055</text:p>
          </table:table-cell>
          <table:table-cell office:value-type="float" office:value="0" calcext:value-type="float">
            <text:p>0</text:p>
          </table:table-cell>
          <table:table-cell office:value-type="float" office:value="22954" calcext:value-type="float">
            <text:p>22954</text:p>
          </table:table-cell>
          <table:table-cell office:value-type="float" office:value="99.56192" calcext:value-type="float">
            <text:p>99.56192</text:p>
          </table:table-cell>
          <table:table-cell table:formula="of:=([.E36]/[.C36])*100" office:value-type="float" office:value="99.5619171546302" calcext:value-type="float">
            <text:p>99.5619171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36" calcext:value-type="float">
            <text:p>13736</text:p>
          </table:table-cell>
          <table:table-cell office:value-type="float" office:value="17004" calcext:value-type="float">
            <text:p>17004</text:p>
          </table:table-cell>
          <table:table-cell office:value-type="float" office:value="0" calcext:value-type="float">
            <text:p>0</text:p>
          </table:table-cell>
          <table:table-cell office:value-type="float" office:value="16891" calcext:value-type="float">
            <text:p>16891</text:p>
          </table:table-cell>
          <table:table-cell office:value-type="float" office:value="54.94795" calcext:value-type="float">
            <text:p>54.94795</text:p>
          </table:table-cell>
          <table:table-cell table:formula="of:=([.E37]/[.C37])*100" office:value-type="float" office:value="99.3354504822395" calcext:value-type="float">
            <text:p>99.3354504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740" calcext:value-type="float">
            <text:p>30740</text:p>
          </table:table-cell>
          <table:table-cell office:value-type="float" office:value="0" calcext:value-type="float">
            <text:p>0</text:p>
          </table:table-cell>
          <table:table-cell office:value-type="float" office:value="30626" calcext:value-type="float">
            <text:p>30626</text:p>
          </table:table-cell>
          <table:table-cell office:value-type="float" office:value="99.62914" calcext:value-type="float">
            <text:p>99.62914</text:p>
          </table:table-cell>
          <table:table-cell table:formula="of:=([.E38]/[.C38])*100" office:value-type="float" office:value="99.6291476903058" calcext:value-type="float">
            <text:p>99.62914769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170" calcext:value-type="float">
            <text:p>17170</text:p>
          </table:table-cell>
          <table:table-cell office:value-type="float" office:value="21255" calcext:value-type="float">
            <text:p>21255</text:p>
          </table:table-cell>
          <table:table-cell office:value-type="float" office:value="0" calcext:value-type="float">
            <text:p>0</text:p>
          </table:table-cell>
          <table:table-cell office:value-type="float" office:value="21143" calcext:value-type="float">
            <text:p>21143</text:p>
          </table:table-cell>
          <table:table-cell office:value-type="float" office:value="55.024075" calcext:value-type="float">
            <text:p>55.024075</text:p>
          </table:table-cell>
          <table:table-cell table:formula="of:=([.E39]/[.C39])*100" office:value-type="float" office:value="99.4730651611386" calcext:value-type="float">
            <text:p>99.4730651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8425" calcext:value-type="float">
            <text:p>38425</text:p>
          </table:table-cell>
          <table:table-cell office:value-type="float" office:value="0" calcext:value-type="float">
            <text:p>0</text:p>
          </table:table-cell>
          <table:table-cell office:value-type="float" office:value="38325" calcext:value-type="float">
            <text:p>38325</text:p>
          </table:table-cell>
          <table:table-cell office:value-type="float" office:value="99.73975" calcext:value-type="float">
            <text:p>99.73975</text:p>
          </table:table-cell>
          <table:table-cell table:formula="of:=([.E40]/[.C40])*100" office:value-type="float" office:value="99.7397527651269" calcext:value-type="float">
            <text:p>99.7397527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604" calcext:value-type="float">
            <text:p>20604</text:p>
          </table:table-cell>
          <table:table-cell office:value-type="float" office:value="25506" calcext:value-type="float">
            <text:p>25506</text:p>
          </table:table-cell>
          <table:table-cell office:value-type="float" office:value="0" calcext:value-type="float">
            <text:p>0</text:p>
          </table:table-cell>
          <table:table-cell office:value-type="float" office:value="25396" calcext:value-type="float">
            <text:p>25396</text:p>
          </table:table-cell>
          <table:table-cell office:value-type="float" office:value="55.076992" calcext:value-type="float">
            <text:p>55.076992</text:p>
          </table:table-cell>
          <table:table-cell table:formula="of:=([.E41]/[.C41])*100" office:value-type="float" office:value="99.5687289265271" calcext:value-type="float">
            <text:p>99.5687289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6110" calcext:value-type="float">
            <text:p>46110</text:p>
          </table:table-cell>
          <table:table-cell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float" office:value="99.76144" calcext:value-type="float">
            <text:p>99.76144</text:p>
          </table:table-cell>
          <table:table-cell table:formula="of:=([.E42]/[.C42])*100" office:value-type="float" office:value="99.7614400346996" calcext:value-type="float">
            <text:p>99.761440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8" calcext:value-type="float">
            <text:p>708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.980603" calcext:value-type="float">
            <text:p>5.980603</text:p>
          </table:table-cell>
          <table:table-cell table:formula="of:=([.E43]/[.C43])*100" office:value-type="float" office:value="9.66898954703833" calcext:value-type="float">
            <text:p>9.668989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951" calcext:value-type="float">
            <text:p>9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44]/[.C44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45]/[.C45])*10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([.E46]/[.C46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47]/[.C47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48]/[.C48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49]/[.C49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50]/[.C5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51]/[.C51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([.E52]/[.C52])*100" office:value-type="string" office:string-value="" calcext:value-type="error">
            <text:p>#DIV/0!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G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12:24.441363181</meta:creation-date>
    <dc:date>2019-03-01T11:59:15.268849454</dc:date>
    <meta:editing-duration>PT23M24S</meta:editing-duration>
    <meta:editing-cycles>8</meta:editing-cycles>
    <meta:generator>LibreOffice/5.1.6.2$Linux_X86_64 LibreOffice_project/10m0$Build-2</meta:generator>
    <meta:document-statistic meta:table-count="2" meta:cell-count="307" meta:object-count="0"/>
  </office:meta>
</office:document-meta>
</file>